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Liberation Serif" officeooo:rsid="001d2687" officeooo:paragraph-rsid="001d2687"/>
    </style:style>
    <style:style style:name="P2" style:family="paragraph" style:parent-style-name="Standard">
      <style:text-properties style:font-name="Liberation Serif" officeooo:rsid="001d2687" officeooo:paragraph-rsid="0023dae1"/>
    </style:style>
    <style:style style:name="P3" style:family="paragraph" style:parent-style-name="Standard">
      <style:text-properties style:font-name="Liberation Serif" fo:font-weight="bold" officeooo:rsid="001d2687" officeooo:paragraph-rsid="001d2687" style:font-weight-asian="bold" style:font-weight-complex="bold"/>
    </style:style>
    <style:style style:name="P4" style:family="paragraph" style:parent-style-name="Standard">
      <style:text-properties style:font-name="Liberation Serif" fo:font-weight="bold" officeooo:rsid="001d2687" officeooo:paragraph-rsid="001edc43" style:font-weight-asian="bold" style:font-weight-complex="bold"/>
    </style:style>
    <style:style style:name="P5" style:family="paragraph" style:parent-style-name="Standard">
      <style:text-properties style:font-name="Liberation Serif" fo:font-weight="bold" officeooo:rsid="001d2687" officeooo:paragraph-rsid="0020da31" style:font-weight-asian="bold" style:font-weight-complex="bold"/>
    </style:style>
    <style:style style:name="P6" style:family="paragraph" style:parent-style-name="Standard">
      <style:text-properties style:font-name="Liberation Serif" fo:font-weight="bold" officeooo:rsid="0023dae1" officeooo:paragraph-rsid="0023dae1" style:font-weight-asian="bold" style:font-weight-complex="bold"/>
    </style:style>
    <style:style style:name="P7" style:family="paragraph" style:parent-style-name="Standard">
      <style:text-properties style:font-name="Liberation Serif" fo:font-weight="normal" officeooo:rsid="001edc43" officeooo:paragraph-rsid="001edc43" style:font-weight-asian="normal" style:font-weight-complex="normal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Liberation Serif" fo:font-weight="bold" officeooo:rsid="001d2687" officeooo:paragraph-rsid="001edc43" style:font-weight-asian="bold" style:font-weight-complex="bold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Liberation Serif" fo:font-weight="bold" officeooo:rsid="0020da31" officeooo:paragraph-rsid="0020da31" style:font-weight-asian="bold" style:font-weight-complex="bold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font-name="Liberation Serif" officeooo:rsid="001d2687" officeooo:paragraph-rsid="001edc43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style:font-name="Liberation Serif" officeooo:rsid="001edc43" officeooo:paragraph-rsid="001edc43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style:font-name="Liberation Serif" fo:font-weight="normal" officeooo:rsid="001d2687" officeooo:paragraph-rsid="001edc43" style:font-weight-asian="normal" style:font-weight-complex="normal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Liberation Serif" fo:font-weight="normal" officeooo:rsid="0020da31" officeooo:paragraph-rsid="0020da31" style:font-weight-asian="normal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222d4d" officeooo:paragraph-rsid="00222d4d" style:font-weight-asian="bold" style:font-weight-complex="bold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23dae1" officeooo:paragraph-rsid="0023dae1" style:font-weight-asian="bold" style:font-weight-complex="bold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222d4d" officeooo:paragraph-rsid="00222d4d" style:font-weight-asian="normal" style:font-weight-complex="normal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222d4d" officeooo:paragraph-rsid="0020da31" style:font-weight-asian="normal" style:font-weight-complex="normal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23dae1" officeooo:paragraph-rsid="0023dae1" style:font-weight-asian="normal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252bfc" officeooo:paragraph-rsid="00252bfc" style:font-weight-asian="normal" style:font-weight-complex="normal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Liberation Serif" fo:font-style="italic" fo:font-weight="normal" officeooo:rsid="00252bfc" officeooo:paragraph-rsid="00252bfc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style:font-name="Liberation Serif" fo:font-weight="bold" officeooo:rsid="001d2687" officeooo:paragraph-rsid="001edc43" style:font-weight-asian="bold" style:font-weight-complex="bold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style:font-name="Liberation Serif" fo:font-weight="bold" officeooo:rsid="001edc43" officeooo:paragraph-rsid="001edc43" style:font-weight-asian="bold" style:font-weight-complex="bold"/>
    </style:style>
    <style:style style:name="P23" style:family="paragraph" style:parent-style-name="Standard" style:list-style-name="L1">
      <style:text-properties officeooo:paragraph-rsid="00283abf"/>
    </style:style>
    <style:style style:name="P24" style:family="paragraph" style:parent-style-name="Standard" style:list-style-name="L1">
      <style:text-properties officeooo:paragraph-rsid="002a3a7a"/>
    </style:style>
    <style:style style:name="P25" style:family="paragraph" style:parent-style-name="Standard" style:list-style-name="L1">
      <style:text-properties officeooo:paragraph-rsid="0029431f"/>
    </style:style>
    <style:style style:name="P26" style:family="paragraph" style:parent-style-name="Standard" style:list-style-name="L1">
      <style:text-properties style:font-name="Liberation Serif" fo:font-weight="normal" officeooo:rsid="00283abf" officeooo:paragraph-rsid="0029431f" style:font-weight-asian="normal" style:font-weight-complex="normal"/>
    </style:style>
    <style:style style:name="P27" style:family="paragraph" style:parent-style-name="Standard" style:list-style-name="L1">
      <style:text-properties style:font-name="Liberation Serif" fo:font-weight="normal" officeooo:rsid="0028e107" officeooo:paragraph-rsid="0029431f" style:font-weight-asian="normal" style:font-weight-complex="normal"/>
    </style:style>
    <style:style style:name="P28" style:family="paragraph" style:parent-style-name="Standard" style:list-style-name="L1">
      <style:text-properties style:font-name="Liberation Serif" fo:font-weight="normal" officeooo:rsid="0029431f" officeooo:paragraph-rsid="0029431f" style:font-weight-asian="normal" style:font-weight-complex="normal"/>
    </style:style>
    <style:style style:name="P29" style:family="paragraph" style:parent-style-name="Standard" style:list-style-name="L1">
      <style:text-properties style:font-name="Liberation Serif" fo:font-weight="normal" officeooo:rsid="0029431f" officeooo:paragraph-rsid="002a06fa" style:font-weight-asian="normal" style:font-weight-complex="normal"/>
    </style:style>
    <style:style style:name="P30" style:family="paragraph" style:parent-style-name="Standard" style:list-style-name="L1">
      <style:text-properties style:font-name="Liberation Serif" fo:font-weight="normal" officeooo:rsid="002a3a7a" officeooo:paragraph-rsid="002a3a7a" style:font-weight-asian="normal" style:font-weight-complex="normal"/>
    </style:style>
    <style:style style:name="P31" style:family="paragraph" style:parent-style-name="Standard">
      <style:text-properties style:font-name="Liberation Serif" fo:font-weight="normal" officeooo:rsid="002d4a73" officeooo:paragraph-rsid="002d4a73" style:font-weight-asian="normal" style:font-weight-complex="normal"/>
    </style:style>
    <style:style style:name="P32" style:family="paragraph" style:parent-style-name="Standard" style:list-style-name="L1">
      <style:text-properties style:font-name="Liberation Serif" fo:font-style="italic" fo:font-weight="normal" officeooo:rsid="00283abf" officeooo:paragraph-rsid="0029431f" style:font-style-asian="italic" style:font-weight-asian="normal" style:font-style-complex="italic" style:font-weight-complex="normal"/>
    </style:style>
    <style:style style:name="P33" style:family="paragraph" style:parent-style-name="Standard" style:list-style-name="L1">
      <style:text-properties style:font-name="Liberation Serif" fo:font-style="italic" fo:font-weight="normal" officeooo:rsid="0029431f" officeooo:paragraph-rsid="0029431f" style:font-style-asian="italic" style:font-weight-asian="normal" style:font-style-complex="italic" style:font-weight-complex="normal"/>
    </style:style>
    <style:style style:name="P34" style:family="paragraph" style:parent-style-name="Standard" style:list-style-name="L1">
      <style:text-properties style:font-name="Liberation Serif" fo:font-weight="bold" officeooo:rsid="0028e107" officeooo:paragraph-rsid="0029431f" style:font-weight-asian="bold" style:font-weight-complex="bold"/>
    </style:style>
    <style:style style:name="P35" style:family="paragraph" style:parent-style-name="Standard" style:list-style-name="L1">
      <style:text-properties style:font-name="Liberation Serif" fo:font-weight="bold" officeooo:rsid="00222d4d" officeooo:paragraph-rsid="0029431f" style:font-weight-asian="bold" style:font-weight-complex="bold"/>
    </style:style>
    <style:style style:name="P36" style:family="paragraph" style:parent-style-name="Standard" style:list-style-name="L1">
      <style:text-properties style:font-name="Liberation Serif" fo:font-style="normal" fo:font-weight="normal" officeooo:rsid="002a06fa" officeooo:paragraph-rsid="0029431f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Liberation Serif" officeooo:rsid="002d4a73" officeooo:paragraph-rsid="002d4a73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2d4a73" officeooo:paragraph-rsid="00252bfc" style:font-weight-asian="normal" style:font-weight-complex="normal"/>
    </style:style>
    <style:style style:name="P39" style:family="paragraph" style:parent-style-name="Text_20_body">
      <style:text-properties officeooo:rsid="002e3a51" officeooo:paragraph-rsid="002e3a51"/>
    </style:style>
    <style:style style:name="P40" style:family="paragraph" style:parent-style-name="Text_20_body" style:list-style-name="L2">
      <style:text-properties fo:font-style="italic" officeooo:rsid="002f3d89" officeooo:paragraph-rsid="002f3d89" style:font-style-asian="italic" style:font-style-complex="italic"/>
    </style:style>
    <style:style style:name="P41" style:family="paragraph" style:parent-style-name="Text_20_body" style:list-style-name="L2">
      <style:text-properties fo:font-style="italic" officeooo:rsid="002f3d89" officeooo:paragraph-rsid="0030a418" style:font-style-asian="italic" style:font-style-complex="italic"/>
    </style:style>
    <style:style style:name="P42" style:family="paragraph" style:parent-style-name="Text_20_body">
      <style:text-properties fo:font-style="italic" officeooo:rsid="002f3d89" officeooo:paragraph-rsid="002f3d89" style:font-style-asian="italic" style:font-style-complex="italic"/>
    </style:style>
    <style:style style:name="P43" style:family="paragraph" style:parent-style-name="Text_20_body" style:list-style-name="L2">
      <style:text-properties fo:font-style="italic" officeooo:rsid="0030a418" officeooo:paragraph-rsid="0030a418" style:font-style-asian="italic" style:font-style-complex="italic"/>
    </style:style>
    <style:style style:name="P44" style:family="paragraph" style:parent-style-name="Text_20_body">
      <style:paragraph-properties fo:margin-left="0.4925in" fo:margin-right="0in" fo:text-indent="0in" style:auto-text-indent="false"/>
      <style:text-properties officeooo:rsid="002e3a51" officeooo:paragraph-rsid="002e3a51"/>
    </style:style>
    <style:style style:name="P45" style:family="paragraph" style:parent-style-name="Text_20_body">
      <style:paragraph-properties fo:margin-left="0.4925in" fo:margin-right="0in" fo:text-indent="0in" style:auto-text-indent="false"/>
      <style:text-properties fo:font-style="italic" officeooo:rsid="002f3d89" officeooo:paragraph-rsid="002f3d89" style:font-style-asian="italic" style:font-style-complex="italic"/>
    </style:style>
    <style:style style:name="P46" style:family="paragraph" style:parent-style-name="Text_20_body">
      <style:paragraph-properties fo:margin-left="0in" fo:margin-right="0in" fo:text-indent="0in" style:auto-text-indent="false"/>
      <style:text-properties officeooo:rsid="002e3a51" officeooo:paragraph-rsid="002e3a51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officeooo:rsid="002f3d89" officeooo:paragraph-rsid="002f3d89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officeooo:rsid="0030a418" officeooo:paragraph-rsid="0030a418"/>
    </style:style>
    <style:style style:name="P49" style:family="paragraph" style:parent-style-name="Heading_20_1">
      <style:text-properties officeooo:rsid="0023dae1" officeooo:paragraph-rsid="0023dae1"/>
    </style:style>
    <style:style style:name="P50" style:family="paragraph" style:parent-style-name="Heading_20_1">
      <style:text-properties officeooo:rsid="002d4a73" officeooo:paragraph-rsid="002d4a73"/>
    </style:style>
    <style:style style:name="P51" style:family="paragraph" style:parent-style-name="Heading_20_1">
      <style:paragraph-properties fo:break-before="page"/>
      <style:text-properties officeooo:rsid="002e3a51" officeooo:paragraph-rsid="002e3a51"/>
    </style:style>
    <style:style style:name="P52" style:family="paragraph" style:parent-style-name="Preformatted_20_Text">
      <style:text-properties style:font-name="Liberation Serif" fo:font-size="12pt" fo:font-weight="bold" officeooo:paragraph-rsid="002f3d89" style:font-size-asian="12pt" style:font-weight-asian="bold" style:font-size-complex="12pt" style:font-weight-complex="bold"/>
    </style:style>
    <style:style style:name="P53" style:family="paragraph" style:parent-style-name="Preformatted_20_Text">
      <style:text-properties style:font-name="Liberation Serif" fo:font-size="12pt" fo:font-weight="bold" officeooo:paragraph-rsid="0030a418" style:font-size-asian="12pt" style:font-weight-asian="bold" style:font-size-complex="12pt" style:font-weight-complex="bold"/>
    </style:style>
    <style:style style:name="P54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weight="bold" officeooo:paragraph-rsid="002f3d89" style:font-size-asian="12pt" style:font-weight-asian="bold" style:font-size-complex="12pt" style:font-weight-complex="bold"/>
    </style:style>
    <style:style style:name="P55" style:family="paragraph" style:parent-style-name="Preformatted_20_Text">
      <style:paragraph-properties fo:margin-left="0.4925in" fo:margin-right="0in" fo:text-indent="0in" style:auto-text-indent="false"/>
      <style:text-properties style:font-name="Liberation Serif" fo:font-size="12pt" fo:font-weight="bold" officeooo:rsid="002e3a51" officeooo:paragraph-rsid="002e3a51" style:font-size-asian="12pt" style:font-weight-asian="bold" style:font-size-complex="12pt" style:font-weight-complex="bold"/>
    </style:style>
    <style:style style:name="T1" style:family="text">
      <style:text-properties style:font-name="Liberation Serif" fo:font-weight="bold" officeooo:rsid="0028c919" style:font-weight-asian="bold" style:font-weight-complex="bold"/>
    </style:style>
    <style:style style:name="T2" style:family="text">
      <style:text-properties style:font-name="Liberation Serif" fo:font-weight="bold" officeooo:rsid="00283abf" style:font-weight-asian="bold" style:font-weight-complex="bold"/>
    </style:style>
    <style:style style:name="T3" style:family="text">
      <style:text-properties style:font-name="Liberation Serif" fo:font-weight="bold" officeooo:rsid="0028e107" style:font-weight-asian="bold" style:font-weight-complex="bold"/>
    </style:style>
    <style:style style:name="T4" style:family="text">
      <style:text-properties style:font-name="Liberation Serif" fo:font-weight="normal" officeooo:rsid="00283abf" style:font-weight-asian="normal" style:font-weight-complex="normal"/>
    </style:style>
    <style:style style:name="T5" style:family="text">
      <style:text-properties style:font-name="Liberation Serif" fo:font-weight="normal" officeooo:rsid="0028c919" style:font-weight-asian="normal" style:font-weight-complex="normal"/>
    </style:style>
    <style:style style:name="T6" style:family="text">
      <style:text-properties style:font-name="Liberation Serif" fo:font-weight="normal" officeooo:rsid="002a3a7a" style:font-weight-asian="normal" style:font-weight-complex="normal"/>
    </style:style>
    <style:style style:name="T7" style:family="text">
      <style:text-properties style:font-name="Liberation Serif" fo:font-weight="normal" officeooo:rsid="0028e107" style:font-weight-asian="normal" style:font-weight-complex="normal"/>
    </style:style>
    <style:style style:name="T8" style:family="text">
      <style:text-properties style:font-name="Liberation Serif" fo:font-weight="normal" officeooo:rsid="002d4a73" style:font-weight-asian="normal" style:font-weight-complex="normal"/>
    </style:style>
    <style:style style:name="T9" style:family="text">
      <style:text-properties officeooo:rsid="001edc4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edc43" style:font-weight-asian="bold" style:font-weight-complex="bold"/>
    </style:style>
    <style:style style:name="T12" style:family="text">
      <style:text-properties fo:font-weight="bold" officeooo:rsid="002a06fa" style:font-weight-asian="bold" style:font-weight-complex="bold"/>
    </style:style>
    <style:style style:name="T13" style:family="text">
      <style:text-properties officeooo:rsid="0020da31"/>
    </style:style>
    <style:style style:name="T14" style:family="text">
      <style:text-properties officeooo:rsid="00222d4d"/>
    </style:style>
    <style:style style:name="T15" style:family="text">
      <style:text-properties officeooo:rsid="0022d0f8"/>
    </style:style>
    <style:style style:name="T16" style:family="text">
      <style:text-properties officeooo:rsid="0023dae1"/>
    </style:style>
    <style:style style:name="T17" style:family="text">
      <style:text-properties officeooo:rsid="00252bfc"/>
    </style:style>
    <style:style style:name="T18" style:family="text">
      <style:text-properties style:text-line-through-style="solid" style:text-line-through-type="single"/>
    </style:style>
    <style:style style:name="T19" style:family="text">
      <style:text-properties officeooo:rsid="0028e107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2a06fa" style:font-style-asian="normal" style:font-style-complex="normal"/>
    </style:style>
    <style:style style:name="T22" style:family="text">
      <style:text-properties fo:font-style="normal" officeooo:rsid="002f3d89" style:font-style-asian="normal" style:font-style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officeooo:rsid="002a06fa"/>
    </style:style>
    <style:style style:name="T25" style:family="text">
      <style:text-properties officeooo:rsid="002d4a73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2a06fa" style:font-style-asian="italic" style:font-style-complex="italic"/>
    </style:style>
    <style:style style:name="T28" style:family="text">
      <style:text-properties officeooo:rsid="002f3d89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officeooo:rsid="0030a41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e-requisites</text:h>
      <text:p text:style-name="P1"/>
      <text:p text:style-name="P1">Start with Ubuntu 14.04.3 LTS </text:p>
      <text:p text:style-name="P1"/>
      <text:p text:style-name="P2">download the <text:span text:style-name="T25">P</text:span>olymer <text:span text:style-name="T25">S</text:span>tarter <text:span text:style-name="T25">K</text:span>it <text:span text:style-name="T25">(PSK)</text:span> : <text:a xlink:type="simple" xlink:href="https://github.com/polymerelements/polymer-starter-kit/releases"><text:span text:style-name="T16">https://github.com/polymerelements/polymer-starter-kit/releases</text:span></text:a><text:span text:style-name="T16">. This doc assumes you pull down the full-blooded kit, not the lite kit. </text:span></text:p>
      <text:p text:style-name="P1"/>
      <text:p text:style-name="P6">wget https://github.com/PolymerElements/polymer-starter-kit/releases/download/v1.2.3/polymer-starter-kit-1.2.3.zip</text:p>
      <text:p text:style-name="P1"/>
      <text:p text:style-name="P37">Install the prerequisite tools for PSK</text:p>
      <text:p text:style-name="P1"/>
      <text:p text:style-name="P4">~/$ sudo apt-get install <text:span text:style-name="T18">node.js</text:span> np<text:span text:style-name="T14">m</text:span> <text:span text:style-name="T18">node</text:span> <text:span text:style-name="T15">git</text:span></text:p>
      <text:p text:style-name="P1"/>
      <text:p text:style-name="P1">check <text:span text:style-name="T9">your installed </text:span>version of node.js </text:p>
      <text:p text:style-name="P1"/>
      <text:p text:style-name="P3">~/$ nodejs --version </text:p>
      <text:p text:style-name="P1"/>
      <text:p text:style-name="P1">The version should be at or above 0.12.x. If you don't have Node.js installed, or you have a lower version, <text:span text:style-name="T9">you'll need to install </text:span><text:span text:style-name="T11">node</text:span><text:span text:style-name="T9"> manually.</text:span></text:p>
      <text:p text:style-name="P1"/>
      <text:p text:style-name="P4"><text:tab/>~/$ <text:span text:style-name="T9">wget </text:span><text:a xlink:type="simple" xlink:href="https://nodejs.org/dist/v4.3.0/node-v4.3.0.tar.gz"><text:span text:style-name="T9">https://nodejs.org/dist/v4.3.0/node-v4.3.0.tar.gz</text:span></text:a></text:p>
      <text:p text:style-name="P4"/>
      <text:p text:style-name="P7"><text:tab/>Or go to <text:a xlink:type="simple" xlink:href="https://nodejs.org/en/download/">https://nodejs.org/en/download/</text:a> and download the source code tarball.</text:p>
      <text:p text:style-name="P4"/>
      <text:p text:style-name="P4"><text:tab/>~/$ <text:span text:style-name="T9">tar -xzf node-v4.3.0.tar.gz</text:span></text:p>
      <text:p text:style-name="P5"><text:tab/>~/$ <text:span text:style-name="T13">cd node-v4.3.0</text:span></text:p>
      <text:p text:style-name="P12"/>
      <text:p text:style-name="P12"><text:span text:style-name="T9">building node.js requires </text:span><text:span text:style-name="T11">clang</text:span><text:span text:style-name="T9"> and </text:span><text:span text:style-name="T11">python</text:span><text:span text:style-name="T9"> tools. Download </text:span><text:span text:style-name="T11">clang</text:span><text:span text:style-name="T9"> and </text:span><text:span text:style-name="T11">python</text:span><text:span text:style-name="T9">, and c</text:span>heck that <text:span text:style-name="T10">clang</text:span> and <text:span text:style-name="T10">clang++</text:span> are version 3.4 or newer, <text:span text:style-name="T9">and that </text:span><text:span text:style-name="T11">python</text:span><text:span text:style-name="T9"> is version <text:s/>2.6 or 2.7</text:span></text:p>
      <text:p text:style-name="P12"/>
      <text:p text:style-name="P8">~/$ sudo apt-get install clang</text:p>
      <text:p text:style-name="P8">~/$ clang --version </text:p>
      <text:p text:style-name="P8">~/$ clang++ --version </text:p>
      <text:p text:style-name="P1"/>
      <text:p text:style-name="P10"><text:span text:style-name="T10">~/$ sudo apt-get install </text:span><text:span text:style-name="T11">python</text:span></text:p>
      <text:p text:style-name="P22">~/$ python –version</text:p>
      <text:p text:style-name="P11"/>
      <text:p text:style-name="P13">Configure, build and install node.</text:p>
      <text:p text:style-name="P13"/>
      <text:p text:style-name="P9">~/$ ./configure</text:p>
      <text:p text:style-name="P9">~/$ make</text:p>
      <text:p text:style-name="P9">~/$ sudo make install</text:p>
      <text:p text:style-name="P17"/>
      <text:p text:style-name="P16">Install the <text:span text:style-name="T10">gulp</text:span> and <text:span text:style-name="T10">bower</text:span> tools, using the npm tool </text:p>
      <text:p text:style-name="P16"/>
      <text:p text:style-name="P14">~/$ npm install -g gulp bower</text:p>
      <text:p text:style-name="P14"><text:soft-page-break/></text:p>
      <text:p text:style-name="P18">finally, “Install the starter kit's local `npm` and `bower` dependencies.”, whatever that means</text:p>
      <text:p text:style-name="P18"/>
      <text:p text:style-name="P15"><text:span text:style-name="T14">~/$ </text:span>cd polymer-starter-kit </text:p>
      <text:p text:style-name="P15"><text:span text:style-name="T14">~/$ </text:span>npm install </text:p>
      <text:p text:style-name="P15"><text:span text:style-name="T14">~/$ </text:span>bower install</text:p>
      <text:p text:style-name="P18"/>
      <text:h text:style-name="P49" text:outline-level="1">Hello Firebase World!</text:h>
      <text:p text:style-name="P18"/>
      <text:p text:style-name="P18">Sign up for a Firebase account (https://www.firebase.com/signup/) </text:p>
      <text:p text:style-name="P15"/>
      <text:p text:style-name="P20">This requires some steps that I cannot re-create easily, as I created a firebase account before I knew what the hell I was doing. </text:p>
      <text:p text:style-name="P15"/>
      <text:p text:style-name="P18">Install the Firebase command line tools using npm</text:p>
      <text:p text:style-name="P15"/>
      <text:p text:style-name="P15"><text:span text:style-name="T14">~/$ </text:span>npm install -g firebase-tools</text:p>
      <text:p text:style-name="P15"/>
      <text:p text:style-name="P18">Log into your firebase account</text:p>
      <text:p text:style-name="P18"/>
      <text:p text:style-name="P15"><text:span text:style-name="T14">~/$ </text:span>firebase login</text:p>
      <text:p text:style-name="P15"/>
      <text:p text:style-name="P18">This will boot a Firefox window which asks you to authorize the command line client you're running. <text:span text:style-name="T17">Hit the authorize button. </text:span></text:p>
      <text:p text:style-name="P18"/>
      <text:p text:style-name="P19">Now we will create a new firebase app. <text:span text:style-name="T19">Reasonable instructions exist in “deploy-to-firebase-pretty-urls.md”, but they require the following clarifications</text:span></text:p>
      <text:p text:style-name="P18"/>
      <text:list xml:id="list3144642881793036893" text:style-name="L1">
        <text:list-item>
          <text:p text:style-name="P23"><text:span text:style-name="T4">Add `&lt;base href="/"&gt;` to `head` near top of </text:span><text:span text:style-name="T2">app/index.html</text:span><text:span text:style-name="T4">, above `&lt;!-- Place favicon.ico in the `app/` directory --&gt;`</text:span></text:p>
        </text:list-item>
        <text:list-item>
          <text:p text:style-name="P26">Remove `hashbang: true` in <text:span text:style-name="T10">./app/elements/routing.html</text:span> near bottom. The call to `page` should look like this now: </text:p>
          <text:p text:style-name="P26"/>
          <text:p text:style-name="P32"><text:s text:c="8"/>page();</text:p>
        </text:list-item>
        <text:list-item>
          <text:p text:style-name="P29"><text:span text:style-name="T26">firebase.json</text:span><text:span text:style-name="T20"> needs to be modified such that the “firebase” entry in the JSON structure reads the name of your app, rather than the literal string “polymer-starter-kit”. For example in </text:span><text:span text:style-name="T23">firebase init</text:span><text:span text:style-name="T20"> I named my app </text:span><text:span text:style-name="T23">helloworldfirebasegreasylabrador</text:span><text:span text:style-name="T20">, and </text:span><text:span text:style-name="T21">my </text:span><text:span text:style-name="T27">firebase.json</text:span><text:span text:style-name="T21"> document looks like this:</text:span></text:p>
        </text:list-item>
      </text:list>
      <text:p text:style-name="P31"/>
      <table:table table:name="Table1" table:style-name="Table1">
        <table:table-column table:style-name="Table1.A"/>
        <table:table-row>
          <table:table-cell table:style-name="Table1.A1" office:value-type="string">
            <text:p text:style-name="P31">{</text:p>
            <text:p text:style-name="P31"><text:s text:c="2"/>"firebase": "helloworldfirebasegreasylabrador",</text:p>
            <text:p text:style-name="P31"><text:s text:c="2"/>"public": "dist",</text:p>
            <text:p text:style-name="P31"><text:s text:c="2"/>"ignore": [</text:p>
            <text:p text:style-name="P31"><text:s text:c="4"/>"firebase.json"</text:p>
            <text:p text:style-name="P31"><text:s text:c="2"/>],</text:p>
            <text:p text:style-name="P31"><text:s text:c="2"/>"rewrites": [ {</text:p>
            <text:p text:style-name="P31"><text:soft-page-break/><text:s text:c="4"/>"source": "**",</text:p>
            <text:p text:style-name="P31"><text:s text:c="4"/>"destination": "/index.html"</text:p>
            <text:p text:style-name="P31"><text:s text:c="2"/>} ]</text:p>
            <text:p text:style-name="P31">}</text:p>
          </table:table-cell>
        </table:table-row>
      </table:table>
      <text:p text:style-name="P31"/>
      <text:list xml:id="list144459841890920" text:continue-numbering="true" text:style-name="L1">
        <text:list-item>
          <text:p text:style-name="P25"><text:span text:style-name="T8">A</text:span><text:span text:style-name="T7">fter creating a sample firebase.json document, replace the (empty) directory that </text:span><text:span text:style-name="T3">firebase init</text:span><text:span text:style-name="T7"> created with a symbolic link to the output directory of polymer-starter-kit </text:span></text:p>
          <text:p text:style-name="P27"/>
          <text:p text:style-name="P34">~/$ cd theDirectoryYouCalledFirebaseInitIn</text:p>
          <text:p text:style-name="P35">~/$ rm -r dist</text:p>
          <text:p text:style-name="P34">~/$ ln -s ../polymer-starter-kit-1.2.3/dist dist</text:p>
          <text:p text:style-name="P33"/>
          <text:p text:style-name="P36"/>
        </text:list-item>
        <text:list-item>
          <text:p text:style-name="P28"><text:span text:style-name="T10">firebase </text:span><text:span text:style-name="T12">deploy</text:span><text:span text:style-name="T24"> requires writing security rules, which is outside the scope of this tutorial. Instead, use </text:span><text:span text:style-name="T12">firebase deploy:hosting</text:span><text:span text:style-name="T24">. </text:span></text:p>
          <text:p text:style-name="P30"/>
          <text:p text:style-name="P24"><text:span text:style-name="T6">Alternately, </text:span><text:span text:style-name="T5">you can </text:span><text:span text:style-name="T6">host the site locally </text:span><text:span text:style-name="T5">using the </text:span><text:span text:style-name="T1">gulp serve </text:span><text:span text:style-name="T5">command</text:span></text:p>
        </text:list-item>
      </text:list>
      <text:p text:style-name="P38"/>
      <text:p text:style-name="P38"/>
      <text:h text:style-name="P51" text:outline-level="1">GitHub</text:h>
      <text:p text:style-name="P39">This demo will have us hosting all of our source files on GitHub, so that they can be integrated with Cloud9</text:p>
      <text:p text:style-name="P39">Create a <text:span text:style-name="T28">G</text:span>it<text:span text:style-name="T28">H</text:span>ub account if you don't already have one. <text:span text:style-name="T28">The rest of these instructions assume you are logged into your GitHub account at all times. </text:span></text:p>
      <text:p text:style-name="P39">Create a new, blank repository</text:p>
      <text:p text:style-name="P44"><text:span text:style-name="T28">Go to </text:span><text:a xlink:type="simple" xlink:href="https://github.com/new"><text:span text:style-name="T26">https://github.com/new</text:span></text:a><text:span text:style-name="T20">, </text:span><text:span text:style-name="T22">fill out the form there. You can use simple throwaway names for the purpose of this walkthrough</text:span></text:p>
      <text:p text:style-name="P46"/>
      <text:p text:style-name="P48"><text:span text:style-name="T22">C</text:span><text:span text:style-name="T20">reate the git source control files within the “polymer/phonegap/whatever” source directory. </text:span></text:p>
      <text:p text:style-name="P55"/>
      <text:p text:style-name="P53"><text:tab/><text:span text:style-name="T28">~/$ cd phonegap/www</text:span></text:p>
      <text:p text:style-name="P53"><text:tab/><text:span text:style-name="T30">~/$ </text:span>git init</text:p>
      <text:p text:style-name="P52"><text:tab/><text:span text:style-name="T28">~/$ </text:span>git add *</text:p>
      <text:p text:style-name="P52"><text:tab/><text:span text:style-name="T28">~/$ </text:span>git commit -m "first commit"</text:p>
      <text:p text:style-name="P52"><text:tab/><text:span text:style-name="T28">~/$ </text:span>git remote add origin https://github.com/damadboat/greasy-labrador.git</text:p>
      <text:p text:style-name="P54"><text:tab/><text:span text:style-name="T28">~/$ </text:span>git push -u origin master</text:p>
      <text:p text:style-name="P47"><text:span text:style-name="T20">This last step should fail, if you don't have a personal ssh-key set up on your PC. For instructions on how to do that, see the following page: </text:span></text:p>
      <text:p text:style-name="P45"><text:a xlink:type="simple" xlink:href="https://help.github.com/articles/generating-a-new-ssh-key/">https://help.github.com/articles/generating-a-new-ssh-key/</text:a></text:p>
      <text:p text:style-name="P45">NOTE: As of this writing, some of the support pages on help.github.com appear to be only partially populated. In place of the instructions that these web pages <text:span text:style-name="T20">should </text:span>provide, use the following instructions instead. </text:p>
      <text:list xml:id="list396661758245387067" text:style-name="L2">
        <text:list-item>
          <text:p text:style-name="P40">Adding a new ssh key to your github account</text:p>
          <text:p text:style-name="P40"><text:a xlink:type="simple" xlink:href="https://help.github.com/articles/adding-a-new-ssh-key-to-your-github-account/">https://help.github.com/articles/adding-a-new-ssh-key-to-your-github-account/</text:a></text:p>
          <text:p text:style-name="P40">The instructions at <text:a xlink:type="simple" xlink:href="https://help.github.com/articles/generating-a-new-ssh-key/">https://help.github.com/articles/generating-a-new-ssh-key/</text:a> instruct you on how to create a private key and public key file; by default these key files are <text:span text:style-name="T10">~/.ssh/id_rst</text:span><text:span text:style-name="T29"> and </text:span><text:span text:style-name="T10">~/.ssh/id_rst.pub</text:span><text:span text:style-name="T29">. Go to </text:span><text:a xlink:type="simple" xlink:href="https://github.com/settings/ssh"><text:span text:style-name="T29">https://github.com/settings/ssh</text:span></text:a><text:span text:style-name="T29">, click “New SSH Key”, and paste the entirety of </text:span><text:span text:style-name="T10">~/.ssh/id_rst.pub</text:span><text:span text:style-name="T29"> into the “key” box that appears. You can leave the “Title” box empty. Then click “Add SSH Key”</text:span></text:p>
        </text:list-item>
        <text:list-item>
          <text:p text:style-name="P41"><text:span text:style-name="T30">Adding a new ssh key to ssh-agent</text:span></text:p>
          <text:p text:style-name="P41"><text:a xlink:type="simple" xlink:href="https://help.github.com/articles/adding-a-new-ssh-key-to-the-ssh-agent/">https://help.github.com/articles/adding-a-new-ssh-key-to-the-ssh-agent/</text:a></text:p>
          <text:p text:style-name="P43">This is well documented in other places on the web: <text:a xlink:type="simple" xlink:href="http://sshkeychain.sourceforge.net/mirrors/SSH-with-Keys-HOWTO/SSH-with-Keys-HOWTO-6.html">http://sshkeychain.sourceforge.net/mirrors/SSH-with-Keys-HOWTO/SSH-with-Keys-</text:a><text:soft-page-break/><text:a xlink:type="simple" xlink:href="http://sshkeychain.sourceforge.net/mirrors/SSH-with-Keys-HOWTO/SSH-with-Keys-HOWTO-6.html">HOWTO-6.html</text:a></text:p>
          <text:p text:style-name="P43"/>
        </text:list-item>
      </text:list>
      <text:p text:style-name="P42"><text:tab/></text:p>
      <text:p text:style-name="P45"/>
      <text:p text:style-name="P39"><text:span text:style-name="T26"><text:tab/></text:span></text:p>
      <text:p text:style-name="P39"/>
      <text:p text:style-name="P39"/>
      <text:p text:style-name="P39"/>
      <text:h text:style-name="P50" text:outline-level="1">Phonegap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mmand" style:family="paragraph" style:parent-style-name="Footer" style:auto-update="true" style:class="text">
      <style:text-properties style:font-name="Courier 10 Pitch" fo:font-family="'Courier 10 Pitch'" style:font-style-name="Regular" style:font-pitch="fixe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rminal_5f_Command" style:display-name="Terminal_Command" style:family="paragraph" style:parent-style-name="Standard">
      <style:text-properties style:font-name="Courier 10 Pitch" fo:font-family="'Courier 10 Pitch'" style:font-style-name="Regular" style:font-pitch="fixe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20:44:11.414042162</meta:creation-date>
    <dc:date>2016-02-15T14:44:59.683542712</dc:date>
    <meta:editing-duration>P1DT1H33M19S</meta:editing-duration>
    <meta:editing-cycles>3</meta:editing-cycles>
    <meta:generator>LibreOffice/4.2.8.2$Linux_X86_64 LibreOffice_project/420m0$Build-2</meta:generator>
    <meta:document-statistic meta:table-count="1" meta:image-count="0" meta:object-count="0" meta:page-count="5" meta:paragraph-count="84" meta:word-count="734" meta:character-count="5175" meta:non-whitespace-character-count="4464"/>
  </office:meta>
</office:document-meta>
</file>